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  <style:text-properties officeooo:paragraph-rsid="0013044d"/>
    </style:style>
    <style:style style:name="P2" style:family="paragraph" style:parent-style-name="Heading_20_1">
      <style:text-properties officeooo:rsid="0013044d" officeooo:paragraph-rsid="0013044d"/>
    </style:style>
    <style:style style:name="P3" style:family="paragraph" style:parent-style-name="Heading_20_1">
      <style:text-properties officeooo:rsid="00146ef4" officeooo:paragraph-rsid="00146ef4"/>
    </style:style>
    <style:style style:name="P4" style:family="paragraph" style:parent-style-name="Первая_20_строка_20_с_20_отступом_20__28_нумерованный_29_">
      <style:text-properties officeooo:rsid="00146ef4" officeooo:paragraph-rsid="00146ef4"/>
    </style:style>
    <style:style style:name="T1" style:family="text">
      <style:text-properties officeooo:rsid="0013044d"/>
    </style:style>
    <style:style style:name="T2" style:family="text">
      <style:text-properties fo:language="en" fo:country="US" officeooo:rsid="0013044d"/>
    </style:style>
    <style:style style:name="T3" style:family="text">
      <style:text-properties fo:language="ru" fo:country="RU" officeooo:rsid="0013044d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T6" style:family="text">
      <style:text-properties officeooo:rsid="00146ef4"/>
    </style:style>
    <style:style style:name="T7" style:family="text">
      <style:text-properties fo:language="en" fo:country="US" officeooo:rsid="00146ef4"/>
    </style:style>
    <style:style style:name="T8" style:family="text">
      <style:text-properties fo:language="ru" fo:country="RU" officeooo:rsid="00146e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Порядок выполнения работы</text:span></text:h>
      <text:list xml:id="list2753897377" text:style-name="Numbering_20_123">
        <text:list-item>
          <text:p text:style-name="Первая_20_строка_20_с_20_отступом_20__28_нумерованный_29_">Внимательно прочитать и уяснить условие задачи, которую предстоит решить.</text:p>
        </text:list-item>
        <text:list-item>
          <text:p text:style-name="Первая_20_строка_20_с_20_отступом_20__28_нумерованный_29_">Ознакомиться с необходимым теоретическим материалом, используя литературу, указанную в пособии. В качестве основного источника теоретического и практического материала рекомендуется использовать книги [1] и [2] (см. список литературы).</text:p>
        </text:list-item>
        <text:list-item>
          <text:p text:style-name="Первая_20_строка_20_с_20_отступом_20__28_нумерованный_29_">Разработать алгоритм решения задачи. Уточнить последовательность выполнения его пунктов.</text:p>
        </text:list-item>
        <text:list-item>
          <text:p text:style-name="Первая_20_строка_20_с_20_отступом_20__28_нумерованный_29_">Изучить примеры, приведенные в литературе, в том числе и в этом пособии. При необходимости выполнить их на компьютере, а в дальнейшем использовать фрагменты для написания собственного решения.</text:p>
        </text:list-item>
        <text:list-item>
          <text:p text:style-name="Первая_20_строка_20_с_20_отступом_20__28_нумерованный_29_">Подготовить свой вариант решения и отладить его с помощью компьютера.</text:p>
        </text:list-item>
        <text:list-item>
          <text:p text:style-name="Первая_20_строка_20_с_20_отступом_20__28_нумерованный_29_">Подготовить отчёт.</text:p>
        </text:list-item>
      </text:list>
      <text:h text:style-name="P2" text:outline-level="1">Форма отчета</text:h>
      <text:p text:style-name="First_20_line_20_indent">Каждый отчёт оформляется в виде пояснительной записки и должен содержать следующие элементы:</text:p>
      <text:list xml:id="list2673639459" text:style-name="List_20_2">
        <text:list-item>
          <text:p text:style-name="Первая_20_строка_20_с_20_отступом_20__28_маркированный_29_">титульный лист;</text:p>
        </text:list-item>
        <text:list-item>
          <text:p text:style-name="Первая_20_строка_20_с_20_отступом_20__28_маркированный_29_">текст пояснительной записки в машинописном виде;</text:p>
        </text:list-item>
        <text:list-item>
          <text:p text:style-name="Первая_20_строка_20_с_20_отступом_20__28_маркированный_29_">список использованной литературы или сайтов Интернет;</text:p>
        </text:list-item>
        <text:list-item>
          <text:p text:style-name="Первая_20_строка_20_с_20_отступом_20__28_маркированный_29_">листинг программы на языке Python, результат работы программы <text:span text:style-name="T1">–</text:span> в виде приложения, <text:span text:style-name="T1">д</text:span>опускается приводить результат работы программы в виде фрагмента (не полное решение).</text:p>
        </text:list-item>
      </text:list>
      <text:h text:style-name="P2" text:outline-level="1">Требования к оформлению</text:h>
      <text:p text:style-name="First_20_line_20_indent">Данные требования относятся к машинописному варианту оформления отчёта текстовым процессором <text:span text:style-name="T2">LibreOffice Writer </text:span><text:span text:style-name="T3">в формате </text:span><text:span text:style-name="T2">ODT</text:span>. При оформлении другими программными средствами следует использовать режимы, которые<text:line-break/><text:soft-page-break/>в максимальной степени приближают оформление к настоящим требованиям. Рукописный вариант должен быть оформлен аккуратно и читаемо.</text:p>
      <text:p text:style-name="First_20_line_20_indent">Графические изображения (рисунки, блок-схемы) можно оформлять карандашом. При наличии навыков, графические изображения могут быть оформлены в <text:span text:style-name="T2">LibreOffice Writer</text:span> или с использованием возможностей электронного табличного процессора <text:span text:style-name="T2">LibreOffice Calc</text:span>, редактора <text:span text:style-name="T1">презентаций </text:span><text:span text:style-name="T2">LibreOffice Impress</text:span>, <text:span text:style-name="T1">графического редактора</text:span><text:span text:style-name="T2"> LibreOffice Draw</text:span>.</text:p>
      <text:p text:style-name="First_20_line_20_indent">Отчёт должен быть оформлен на бумаге формата А4. Основной текст, кроме титульного листа, выполняется шрифтом<text:span text:style-name="T4"> </text:span><text:span text:style-name="T2">Liberation Serif</text:span><text:span text:style-name="T4"> </text:span>размером 1<text:span text:style-name="T2">4</text:span><text:span text:style-name="T3"> пт</text:span><text:span text:style-name="T5"> </text:span><text:span text:style-name="T3">с </text:span>полуторным интервалом.</text:p>
      <text:p text:style-name="First_20_line_20_indent">В параметрах страницы следует использовать поля следующих размеров:</text:p>
      <text:p text:style-name="First_20_line_20_indent"><text:span text:style-name="T6">о</text:span>тступ сверху <text:span text:style-name="T6">–</text:span> 1,5;</text:p>
      <text:p text:style-name="First_20_line_20_indent"><text:span text:style-name="T6">о</text:span>тступ снизу <text:span text:style-name="T6">–</text:span> 2,5;</text:p>
      <text:p text:style-name="First_20_line_20_indent"><text:span text:style-name="T6">о</text:span>тступ слева <text:span text:style-name="T6">–</text:span> 2,5;</text:p>
      <text:p text:style-name="First_20_line_20_indent"><text:span text:style-name="T6">о</text:span>тступ справа <text:span text:style-name="T6">–</text:span> 1,0.</text:p>
      <text:p text:style-name="First_20_line_20_indent">Листинг программы оформляется равноширинным шрифтом <text:span text:style-name="T7">Liberation Mono </text:span>размером 10 <text:span text:style-name="T7">– </text:span>12 <text:span text:style-name="T8">пт</text:span>.</text:p>
      <text:h text:style-name="P3" text:outline-level="1">Содержание пояснительной записки</text:h>
      <text:list text:continue-list="list2753897377" text:style-name="Numbering_20_123">
        <text:list-item text:start-value="1">
          <text:p text:style-name="P4">Постановка задачи.</text:p>
        </text:list-item>
        <text:list-item>
          <text:p text:style-name="P4">Краткие теоретические сведения об особенностях применяемых операторов и методов (теоретическое введение).</text:p>
        </text:list-item>
        <text:list-item>
          <text:p text:style-name="P4">Описание программы:</text:p>
        </text:list-item>
      </text:list>
      <text:list text:continue-list="list2673639459" text:style-name="List_20_2">
        <text:list-item>
          <text:p text:style-name="Первая_20_строка_20_с_20_отступом_20__28_маркированный_29_">общие сведения (язык программирования, операционная система, тип процессора);</text:p>
        </text:list-item>
        <text:list-item>
          <text:p text:style-name="Первая_20_строка_20_с_20_отступом_20__28_маркированный_29_">описание логической структуры программы;</text:p>
        </text:list-item>
        <text:list-item>
          <text:p text:style-name="Первая_20_строка_20_с_20_отступом_20__28_маркированный_29_">описание алгоритма решения задачи (в виде блок-схемы);</text:p>
        </text:list-item>
        <text:list-item>
          <text:p text:style-name="Первая_20_строка_20_с_20_отступом_20__28_маркированный_29_">описание входных и выходных данных программы;</text:p>
        </text:list-item>
        <text:list-item>
          <text:p text:style-name="Первая_20_строка_20_с_20_отступом_20__28_маркированный_29_">описание подпрограмм;</text:p>
        </text:list-item>
        <text:list-item>
          <text:p text:style-name="Первая_20_строка_20_с_20_отступом_20__28_маркированный_29_"><text:soft-page-break/>тестовые примеры, перечень аномальных и допустимых значений входных данных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3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6T06:01:26.391414900</meta:creation-date>
    <meta:editing-duration>PT7M58S</meta:editing-duration>
    <meta:editing-cycles>3</meta:editing-cycles>
    <meta:generator>LibreOffice/25.2.5.2$Windows_X86_64 LibreOffice_project/03d19516eb2e1dd5d4ccd751a0d6f35f35e08022</meta:generator>
    <dc:title>my_default</dc:title>
    <dc:date>2025-09-06T06:20:03.125143800</dc:date>
    <meta:document-statistic meta:table-count="0" meta:image-count="0" meta:object-count="0" meta:page-count="3" meta:paragraph-count="34" meta:word-count="343" meta:character-count="2697" meta:non-whitespace-character-count="2401"/>
    <meta:template xlink:type="simple" xlink:actuate="onRequest" xlink:title="my_default" xlink:href="../../../AppData/Roaming/LibreOffice/4/user/template/my_default.ott" meta:date="2025-09-06T06:01:25.350303800"/>
  </office:meta>
</office:document-meta>
</file>